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Steffen Grasse</text:p>
            <text:p text:style-name="P10"/>
            <text:p text:style-name="P10">Design Associate</text:p>
            <text:p text:style-name="Contact_20_info">1234567890 – <text:span text:style-name="T15">darin.rohan@kreiger.info – </text:span><text:span text:style-name="T16">www.my-website.com</text:span></text:p>
            <text:p text:style-name="Contact_20_info"/>
            <text:p text:style-name="P7">Consequuntur omnis soluta aut illo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fd2cd770-5656-41f4-a1d5-b6438d706181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1c9618a0-8270-4f4f-9056-499fc1b8fbcd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468217be-11bc-4b20-88d5-9c8200e3c331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Steffen Grasse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